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95cm" fo:min-width="3.945cm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256cm" fo:wrap-option="wrap"/>
    </style:style>
    <style:style style:name="pr5" style:family="presentation" style:parent-style-name="blue-curve1-outline1">
      <style:graphic-properties fo:min-height="10.076cm" fo:wrap-option="wrap"/>
    </style:style>
    <style:style style:name="pr6" style:family="presentation" style:parent-style-name="blue-curve1-notes">
      <style:graphic-properties draw:fill-color="#ffffff" fo:min-height="12.322cm" fo:wrap-option="wrap"/>
    </style:style>
    <style:style style:name="pr7" style:family="presentation" style:parent-style-name="blue-curve1-title">
      <style:graphic-properties fo:min-height="3.506cm"/>
    </style:style>
    <style:style style:name="pr8" style:family="presentation" style:parent-style-name="blue-curve1-outline1">
      <style:graphic-properties fo:min-height="12.18cm"/>
    </style:style>
    <style:style style:name="pr9" style:family="presentation" style:parent-style-name="blue-curve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1" draw:layer="layout" svg:width="15.675cm" svg:height="3.762cm" svg:x="9.66cm" svg:y="11.895cm" presentation:class="title" presentation:user-transformed="true">
          <draw:text-box>
            <text:p text:style-name="P1">Weekly Meeting #1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2">10/10/2016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Access Control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5">Random/public key</text:p>
              </text:list-item>
              <text:list-item>
                <text:p text:style-name="P5">See/Read about the new WhatsApp encryption</text:p>
              </text:list-item>
              <text:list-item>
                <text:p text:style-name="P5">Hybrid encryption</text:p>
              </text:list-item>
              <text:list-item>
                <text:p text:style-name="P5">How many identities? Not univer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>
          <draw:text-box>
            <text:p>General view</text:p>
          </draw:text-box>
        </draw:frame>
        <draw:frame presentation:style-name="pr8" draw:layer="layout" svg:width="25.27cm" svg:height="12.18cm" svg:x="1.4cm" svg:y="6.314cm" presentation:class="outline" presentation:placeholder="true" presentation:user-transformed="true">
          <draw:text-box/>
        </draw:frame>
        <draw:custom-shape draw:style-name="gr2" draw:text-style-name="P6" draw:layer="layout" svg:width="4.445cm" svg:height="4.445cm" svg:x="3.175cm" svg:y="12.7cm">
          <text:p text:style-name="P6">Access Control</text:p>
          <text:p text:style-name="P6">bl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4.445cm" svg:x="10.795cm" svg:y="6.35cm">
          <text:p text:style-name="P6">Blockchain</text:p>
          <text:p text:style-name="P6">bl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4.445cm" svg:x="19.05cm" svg:y="12.7cm">
          <text:p text:style-name="P6">Storage bloc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7" draw:layer="layout" svg:x1="5.08cm" svg:y1="12.7cm" svg:x2="10.795cm" svg:y2="8.255cm">
          <text:p/>
        </draw:line>
        <draw:line draw:style-name="gr3" draw:text-style-name="P7" draw:layer="layout" svg:x1="15.24cm" svg:y1="8.255cm" svg:x2="21.59cm" svg:y2="12.7cm">
          <text:p/>
        </draw:line>
        <draw:line draw:style-name="gr3" draw:text-style-name="P7" draw:layer="layout" svg:x1="19.05cm" svg:y1="14.605cm" svg:x2="7.62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5">Set up an Ethereum Project</text:p>
              </text:list-item>
              <text:list-item>
                <text:p text:style-name="P5">How to program a smart contract</text:p>
              </text:list-item>
              <text:list-item>
                <text:p text:style-name="P5">Research papers</text:p>
              </text:list-item>
              <text:list-item>
                <text:p text:style-name="P5">Mr. Schäffter:</text:p>
                <text:list>
                  <text:list-item>
                    <text:p text:style-name="P5">What is a blockchain ? (presentation <text:s/>5~10 pages) </text:p>
                  </text:list-item>
                  <text:list-item>
                    <text:p text:style-name="P5">How to setup quickly a blockchain?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12M11S</meta:editing-duration>
    <meta:editing-cycles>4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03T11:19:48.841493148</dc:date>
    <meta:document-statistic meta:object-count="57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